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1" style:family="table-row">
      <style:table-row-properties style:min-row-height="0.308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">
      <style:text-properties officeooo:rsid="0001bffd" officeooo:paragraph-rsid="0001bffd"/>
    </style:style>
    <style:style style:name="P3" style:family="paragraph" style:parent-style-name="Text_20_body">
      <style:text-properties officeooo:rsid="0002dcf9" officeooo:paragraph-rsid="0002dcf9"/>
    </style:style>
    <style:style style:name="P4" style:family="paragraph" style:parent-style-name="Text_20_body">
      <style:text-properties officeooo:rsid="000337c0" officeooo:paragraph-rsid="000337c0"/>
    </style:style>
    <style:style style:name="P5" style:family="paragraph" style:parent-style-name="Title">
      <style:text-properties officeooo:rsid="0001bffd" officeooo:paragraph-rsid="0001bffd"/>
    </style:style>
    <style:style style:name="P6" style:family="paragraph" style:parent-style-name="Title">
      <style:text-properties officeooo:rsid="0002dcf9" officeooo:paragraph-rsid="0002dcf9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>
      <loext:graphic-properties draw:fill-color="#fff450"/>
    </style:style>
    <style:style style:name="P9" style:family="paragraph">
      <loext:graphic-properties draw:fill-color="#044200"/>
    </style:style>
    <style:style style:name="P10" style:family="paragraph">
      <loext:graphic-properties draw:fill-color="#75726f"/>
    </style:style>
    <style:style style:name="P11" style:family="paragraph">
      <loext:graphic-properties draw:fill-color="#f2f2f2"/>
    </style:style>
    <style:style style:name="P12" style:family="paragraph">
      <loext:graphic-properties draw:fill-color="#f27710"/>
    </style:style>
    <style:style style:name="P13" style:family="paragraph">
      <loext:graphic-properties draw:fill-color="#4a2100"/>
    </style:style>
    <style:style style:name="P14" style:family="paragraph">
      <loext:graphic-properties draw:fill-color="#050505"/>
    </style:style>
    <style:style style:name="gr1" style:family="graphic">
      <style:graphic-properties draw:fill-color="#fff450" draw:textarea-horizontal-align="justify" draw:textarea-vertical-align="middle" draw:auto-grow-height="false" fo:min-height="0.8374in" fo:min-width="0.8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044200" draw:textarea-horizontal-align="justify" draw:textarea-vertical-align="middle" draw:auto-grow-height="false" fo:min-height="0.8374in" fo:min-width="0.8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75726f" draw:textarea-horizontal-align="justify" draw:textarea-vertical-align="middle" draw:auto-grow-height="false" fo:min-height="0.8374in" fo:min-width="0.8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2f2f2" draw:textarea-horizontal-align="justify" draw:textarea-vertical-align="middle" draw:auto-grow-height="false" fo:min-height="0.8374in" fo:min-width="0.8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27710" draw:textarea-horizontal-align="justify" draw:textarea-vertical-align="middle" draw:auto-grow-height="false" fo:min-height="0.8374in" fo:min-width="0.8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4a2100" draw:textarea-horizontal-align="justify" draw:textarea-vertical-align="middle" draw:auto-grow-height="false" fo:min-height="0.8374in" fo:min-width="0.8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050505" draw:textarea-horizontal-align="justify" draw:textarea-vertical-align="middle" draw:auto-grow-height="false" fo:min-height="0.8374in" fo:min-width="0.8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leta de cores site DCE</text:p>
      <text:p text:style-name="P2"/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1">#050505</text:p>
          </table:table-cell>
          <table:table-cell table:style-name="Table1.A1" office:value-type="string">
            <text:p text:style-name="P1">#4A2104</text:p>
          </table:table-cell>
          <table:table-cell table:style-name="Table1.A1" office:value-type="string">
            <text:p text:style-name="P1">#F2771F</text:p>
          </table:table-cell>
          <table:table-cell table:style-name="Table1.A1" office:value-type="string">
            <text:p text:style-name="P1">#F2F2F2</text:p>
          </table:table-cell>
          <table:table-cell table:style-name="Table1.A1" office:value-type="string">
            <text:p text:style-name="P1">#75726F</text:p>
          </table:table-cell>
          <table:table-cell table:style-name="Table1.F1" office:value-type="string">
            <text:p text:style-name="P1">#044208</text:p>
          </table:table-cell>
        </table:table-row>
      </table:table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1">#FFF452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F1" office:value-type="string">
            <text:p text:style-name="Table_20_Contents"/>
          </table:table-cell>
        </table:table-row>
      </table:table>
      <text:p text:style-name="P2"><draw:custom-shape text:anchor-type="paragraph" draw:z-index="0" draw:name="Shape1" draw:style-name="gr7" draw:text-style-name="P14" svg:width="1.7421in" svg:height="1.6752in" svg:x="0.0752in" svg:y="0.790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" draw:name="Shape1_0" draw:style-name="gr6" draw:text-style-name="P13" svg:width="1.7421in" svg:height="1.6752in" svg:x="1.8165in" svg:y="0.790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name="Shape1_1" draw:style-name="gr5" draw:text-style-name="P12" svg:width="1.7421in" svg:height="1.6752in" svg:x="3.5583in" svg:y="0.790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" draw:name="Shape1_2" draw:style-name="gr4" draw:text-style-name="P11" svg:width="1.7421in" svg:height="1.6752in" svg:x="5.3in" svg:y="0.790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Shape1_3" draw:style-name="gr3" draw:text-style-name="P10" svg:width="1.7421in" svg:height="1.6752in" svg:x="0.0752in" svg:y="2.465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5" draw:name="Shape1_4" draw:style-name="gr2" draw:text-style-name="P9" svg:width="1.7421in" svg:height="1.6752in" svg:x="1.8165in" svg:y="0.1756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" draw:name="Shape1_5" draw:style-name="gr1" draw:text-style-name="P8" svg:width="1.7421in" svg:height="1.6752in" svg:x="3.5583in" svg:y="0.1756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"/>
      <text:p text:style-name="P2"/>
      <text:p text:style-name="P2"/>
      <text:p text:style-name="P2"/>
      <text:p text:style-name="P2"/>
      <text:p text:style-name="P6">Tipografia</text:p>
      <text:p text:style-name="P3">Fonte para títulos: Oswald bold 700</text:p>
      <text:p text:style-name="P3">Fonte para conteúdo: Open sans condensed light 300/bold 700</text:p>
      <text:p text:style-name="P4">Fonte da logo: Girasso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4-10T15:56:07.801000000</dc:date>
    <meta:editing-duration>PT18M26S</meta:editing-duration>
    <meta:editing-cycles>3</meta:editing-cycles>
    <meta:document-statistic meta:table-count="2" meta:image-count="0" meta:object-count="0" meta:page-count="1" meta:paragraph-count="12" meta:word-count="32" meta:character-count="200" meta:non-whitespace-character-count="180"/>
  </office:meta>
</office:document-meta>
</file>